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67D00000085B2A36604CFD90C85.png" manifest:media-type="image/png"/>
  <manifest:file-entry manifest:full-path="Pictures/10000201000006750000011279BA2340C7465C2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nux Libertine" svg:font-family="'Linux Libertine'" style:font-adornments="Regular" style:font-pitch="variable"/>
    <style:font-face style:name="Times New Roman" svg:font-family="'Times New Roman'" style:font-family-generic="roman" style:font-pitch="variable"/>
    <style:font-face style:name="League Gothic" svg:font-family="'League Gothic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fo:font-style="normal" style:font-style-asian="normal" style:font-style-complex="normal"/>
    </style:style>
    <style:style style:name="P2" style:family="paragraph" style:parent-style-name="Footer">
      <style:text-properties fo:font-style="italic" style:font-style-asian="italic" style:font-style-complex="italic"/>
    </style:style>
    <style:style style:name="P3" style:family="paragraph" style:parent-style-name="Text_20_body">
      <style:text-properties officeooo:rsid="0016a469" officeooo:paragraph-rsid="0016a469"/>
    </style:style>
    <style:style style:name="P4" style:family="paragraph" style:parent-style-name="Text_20_body">
      <style:paragraph-properties fo:line-height="150%" fo:padding="0.0291in" fo:border-left="none" fo:border-right="none" fo:border-top="none" fo:border-bottom="0.99pt solid #000000" style:join-border="false"/>
      <style:text-properties officeooo:paragraph-rsid="0016a469"/>
    </style:style>
    <style:style style:name="P5" style:family="paragraph" style:parent-style-name="Heading_20_2">
      <style:text-properties officeooo:paragraph-rsid="0016a469"/>
    </style:style>
    <style:style style:name="P6" style:family="paragraph" style:parent-style-name="Heading_20_1">
      <style:text-properties officeooo:rsid="0016a469" officeooo:paragraph-rsid="0016a469"/>
    </style:style>
    <style:style style:name="P7" style:family="paragraph" style:parent-style-name="Heading_20_3">
      <style:text-properties officeooo:rsid="0016a469" officeooo:paragraph-rsid="0016a469"/>
    </style:style>
    <style:style style:name="P8" style:family="paragraph" style:parent-style-name="Heading_20_3">
      <style:paragraph-properties fo:line-height="150%"/>
      <style:text-properties officeooo:rsid="0016a469" officeooo:paragraph-rsid="0016a469"/>
    </style:style>
    <style:style style:name="T1" style:family="text">
      <style:text-properties officeooo:rsid="0016a469"/>
    </style:style>
    <style:style style:name="T2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Introductory Python for Researchers with Computing Experience</text:h>
      <text:h text:style-name="P5" text:outline-level="2"><text:span text:style-name="T1">Feedback Form</text:span></text:h>
      <text:h text:style-name="P7" text:outline-level="3">1 – Did you find the course content relevant?</text:h>
      <text:p text:style-name="P3"><text:span text:style-name="T2">(Please circle a number; 1 being least relevant, 5 being most relevant)</text:span></text:p>
      <text:p text:style-name="P3">Not at all relevant<text:tab/><text:tab/>1<text:tab/>2<text:tab/>3<text:tab/>4<text:tab/>5<text:tab/><text:tab/>Highly relevant</text:p>
      <text:p text:style-name="Text_20_body"/>
      <text:h text:style-name="P7" text:outline-level="3">2 – Do you feel the benefit of the course was worth the time you spent at it?</text:h>
      <text:p text:style-name="P3">Not at all<text:tab/><text:tab/><text:tab/>1<text:tab/>2<text:tab/>3<text:tab/>4<text:tab/>5<text:tab/><text:tab/>Absolutely</text:p>
      <text:p text:style-name="P3"/>
      <text:h text:style-name="P7" text:outline-level="3">3 – Would you recommend this course to a colleague?</text:h>
      <text:p text:style-name="P3">Not at all<text:tab/><text:tab/><text:tab/>1<text:tab/>2<text:tab/>3<text:tab/>4<text:tab/>5<text:tab/><text:tab/>Absolutely</text:p>
      <text:p text:style-name="P3"/>
      <text:h text:style-name="P8" text:outline-level="3">4 – Is there any positive feedback, or anything you really liked about this course? What was your favourite aspect?</text:h>
      <text:p text:style-name="P4"/>
      <text:p text:style-name="P4"/>
      <text:h text:style-name="P8" text:outline-level="3">5 – Is there any content you would recommend to include in this course that was not?</text:h>
      <text:p text:style-name="P4"/>
      <text:p text:style-name="P4"/>
      <text:h text:style-name="P8" text:outline-level="3">6 – Are there improvements you could suggest in how the course was run?</text:h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nux Libertine" svg:font-family="'Linux Libertine'" style:font-adornments="Regular" style:font-pitch="variable"/>
    <style:font-face style:name="Times New Roman" svg:font-family="'Times New Roman'" style:font-family-generic="roman" style:font-pitch="variable"/>
    <style:font-face style:name="League Gothic" svg:font-family="'League Gothic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Libertine" fo:font-family="'Linux Libertine'" style:font-style-name="Regular" style:font-pitch="variable" fo:font-size="13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eague Gothic" fo:font-family="'League Gothic'" style:font-style-name="Regular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fo:font-size="14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668080" fo:font-size="170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cab556" fo:font-size="140%" fo:font-style="normal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color="#808080" fo:font-size="85%" fo:font-style="normal" fo:font-weight="normal" style:font-size-asian="85%" style:font-style-asian="italic" style:font-weight-asian="normal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tyle="normal" style:font-style-asian="normal" style:font-style-complex="normal"/>
    </style:style>
    <style:style style:name="MP2" style:family="paragraph" style:parent-style-name="Footer">
      <style:text-properties fo:font-style="italic" style:font-style-asian="italic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3" text:anchor-type="paragraph" svg:x="-0.7957in" svg:y="-0.7874in" svg:width="8.2681in" svg:height="1.3701in" draw:z-index="0"><draw:image xlink:href="Pictures/10000201000006750000011279BA2340C7465C2F.png" xlink:type="simple" xlink:show="embed" xlink:actuate="onLoad"/></draw:frame></text:p>
      </style:header>
      <style:footer>
        <text:p text:style-name="MP2"><draw:frame draw:style-name="Mfr1" draw:name="Image2" text:anchor-type="paragraph" svg:x="-0.7811in" svg:y="0.3043in" svg:width="8.2618in" svg:height="0.6602in" draw:z-index="1"><draw:image xlink:href="Pictures/100002010000067D00000085B2A36604CFD90C85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22:37:28.561180842</meta:creation-date>
    <dc:title>Flax &amp; Teal Headed</dc:title>
    <meta:editing-duration>PT19M16S</meta:editing-duration>
    <meta:editing-cycles>3</meta:editing-cycles>
    <meta:generator>LibreOffice/5.0.5.2$Linux_X86_64 LibreOffice_project/00m0$Build-2</meta:generator>
    <meta:initial-creator>Phil Weir</meta:initial-creator>
    <dc:date>2016-04-20T23:11:56.013849215</dc:date>
    <dc:creator>Phil Weir</dc:creator>
    <meta:document-statistic meta:table-count="0" meta:image-count="2" meta:object-count="0" meta:page-count="1" meta:paragraph-count="12" meta:word-count="132" meta:character-count="703" meta:non-whitespace-character-count="569"/>
    <meta:template xlink:type="simple" xlink:actuate="onRequest" xlink:title="Flax &amp; Teal Headed" xlink:href="../../../.config/libreoffice/4/user/template/Business%20Correspondence/Flax%20&amp;%20Teal%20Headed.ott" meta:date="2016-04-20T22:37:28.406796389"/>
  </office:meta>
</office:document-meta>
</file>